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f75316"/>
    </style:style>
    <style:style style:name="P3" style:family="paragraph" style:parent-style-name="Text_20_body">
      <style:text-properties officeooo:paragraph-rsid="02eb874d"/>
    </style:style>
    <style:style style:name="P4" style:family="paragraph" style:parent-style-name="Text_20_body">
      <style:text-properties officeooo:paragraph-rsid="03021915"/>
    </style:style>
    <style:style style:name="P5" style:family="paragraph" style:parent-style-name="Text_20_body">
      <style:text-properties officeooo:paragraph-rsid="0308dc69"/>
    </style:style>
    <style:style style:name="P6" style:family="paragraph" style:parent-style-name="Text_20_body">
      <style:text-properties fo:font-weight="bold" officeooo:rsid="02feb463" officeooo:paragraph-rsid="030c9e93" style:font-weight-asian="bold" style:font-weight-complex="bold"/>
    </style:style>
    <style:style style:name="P7" style:family="paragraph" style:parent-style-name="Text_20_body">
      <style:text-properties fo:font-weight="bold" officeooo:rsid="0315025d" officeooo:paragraph-rsid="0315025d" style:font-weight-asian="bold" style:font-weight-complex="bold"/>
    </style:style>
    <style:style style:name="P8" style:family="paragraph" style:parent-style-name="Text_20_body">
      <style:text-properties officeooo:paragraph-rsid="0311980a"/>
    </style:style>
    <style:style style:name="P9" style:family="paragraph" style:parent-style-name="Text_20_body">
      <style:text-properties officeooo:paragraph-rsid="0315025d"/>
    </style:style>
    <style:style style:name="P10" style:family="paragraph" style:parent-style-name="Text_20_body">
      <style:text-properties officeooo:rsid="02e4bb3c" officeooo:paragraph-rsid="02e910fb"/>
    </style:style>
    <style:style style:name="P11" style:family="paragraph" style:parent-style-name="Text_20_body">
      <style:text-properties officeooo:paragraph-rsid="02f8b86b"/>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26859ac" style:font-weight-asian="bold" style:font-weight-complex="bold"/>
    </style:style>
    <style:style style:name="T4" style:family="text">
      <style:text-properties fo:font-weight="bold" officeooo:rsid="02eb874d" style:font-weight-asian="bold" style:font-weight-complex="bold"/>
    </style:style>
    <style:style style:name="T5" style:family="text">
      <style:text-properties fo:font-weight="bold" officeooo:rsid="02e4bb3c" style:font-weight-asian="bold" style:font-weight-complex="bold"/>
    </style:style>
    <style:style style:name="T6" style:family="text">
      <style:text-properties fo:font-weight="bold" officeooo:rsid="02f75316" style:font-weight-asian="bold" style:font-weight-complex="bold"/>
    </style:style>
    <style:style style:name="T7" style:family="text">
      <style:text-properties fo:font-weight="bold" officeooo:rsid="02feb463" style:font-weight-asian="bold" style:font-weight-complex="bold"/>
    </style:style>
    <style:style style:name="T8" style:family="text">
      <style:text-properties fo:font-weight="bold" officeooo:rsid="0302cce5" style:font-weight-asian="bold" style:font-weight-complex="bold"/>
    </style:style>
    <style:style style:name="T9" style:family="text">
      <style:text-properties fo:font-weight="bold" officeooo:rsid="03064187" style:font-weight-asian="bold" style:font-weight-complex="bold"/>
    </style:style>
    <style:style style:name="T10" style:family="text">
      <style:text-properties fo:font-weight="bold" officeooo:rsid="0308dc69" style:font-weight-asian="bold" style:font-weight-complex="bold"/>
    </style:style>
    <style:style style:name="T11" style:family="text">
      <style:text-properties fo:font-weight="bold" officeooo:rsid="0309290a" style:font-weight-asian="bold" style:font-weight-complex="bold"/>
    </style:style>
    <style:style style:name="T12" style:family="text">
      <style:text-properties fo:font-weight="bold" officeooo:rsid="030c9e93" style:font-weight-asian="bold" style:font-weight-complex="bold"/>
    </style:style>
    <style:style style:name="T13" style:family="text">
      <style:text-properties fo:font-weight="bold" officeooo:rsid="030f9d7f" style:font-weight-asian="bold" style:font-weight-complex="bold"/>
    </style:style>
    <style:style style:name="T14" style:family="text">
      <style:text-properties fo:font-weight="bold" officeooo:rsid="02fc9800" style:font-weight-asian="bold" style:font-weight-complex="bold"/>
    </style:style>
    <style:style style:name="T15" style:family="text">
      <style:text-properties fo:font-weight="bold" officeooo:rsid="0315025d" style:font-weight-asian="bold" style:font-weight-complex="bold"/>
    </style:style>
    <style:style style:name="T16" style:family="text">
      <style:text-properties fo:font-weight="bold" officeooo:rsid="03163b44"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26859ac" style:font-weight-asian="normal" style:font-weight-complex="normal"/>
    </style:style>
    <style:style style:name="T19" style:family="text">
      <style:text-properties fo:font-weight="normal" officeooo:rsid="02eb874d" style:font-weight-asian="normal" style:font-weight-complex="normal"/>
    </style:style>
    <style:style style:name="T20" style:family="text">
      <style:text-properties fo:font-weight="normal" officeooo:rsid="02f75316" style:font-weight-asian="normal" style:font-weight-complex="normal"/>
    </style:style>
    <style:style style:name="T21" style:family="text">
      <style:text-properties fo:font-weight="normal" officeooo:rsid="02e4bb3c" style:font-weight-asian="normal" style:font-weight-complex="normal"/>
    </style:style>
    <style:style style:name="T22" style:family="text">
      <style:text-properties fo:font-weight="normal" officeooo:rsid="03064187" style:font-weight-asian="normal" style:font-weight-complex="normal"/>
    </style:style>
    <style:style style:name="T23" style:family="text">
      <style:text-properties fo:font-weight="normal" officeooo:rsid="030b0063" style:font-weight-asian="normal" style:font-weight-complex="normal"/>
    </style:style>
    <style:style style:name="T24" style:family="text">
      <style:text-properties fo:font-weight="normal" officeooo:rsid="030bd639" style:font-weight-asian="normal" style:font-weight-complex="normal"/>
    </style:style>
    <style:style style:name="T25" style:family="text">
      <style:text-properties fo:font-weight="normal" officeooo:rsid="030c9e93" style:font-weight-asian="normal" style:font-weight-complex="normal"/>
    </style:style>
    <style:style style:name="T26" style:family="text">
      <style:text-properties fo:font-weight="normal" officeooo:rsid="03138bbf" style:font-weight-asian="normal" style:font-weight-complex="normal"/>
    </style:style>
    <style:style style:name="T27" style:family="text">
      <style:text-properties fo:font-weight="normal" officeooo:rsid="0315025d" style:font-weight-asian="normal" style:font-weight-complex="normal"/>
    </style:style>
    <style:style style:name="T28" style:family="text">
      <style:text-properties fo:font-weight="normal" officeooo:rsid="03159276" style:font-weight-asian="normal" style:font-weight-complex="normal"/>
    </style:style>
    <style:style style:name="T29" style:family="text">
      <style:text-properties fo:font-weight="normal" officeooo:rsid="03163b44" style:font-weight-asian="normal" style:font-weight-complex="normal"/>
    </style:style>
    <style:style style:name="T30" style:family="text">
      <style:text-properties fo:font-weight="normal" officeooo:rsid="03178832" style:font-weight-asian="normal" style:font-weight-complex="normal"/>
    </style:style>
    <style:style style:name="T31" style:family="text">
      <style:text-properties fo:font-weight="normal" officeooo:rsid="03190374" style:font-weight-asian="normal" style:font-weight-complex="normal"/>
    </style:style>
    <style:style style:name="T32" style:family="text">
      <style:text-properties fo:font-weight="normal" officeooo:rsid="031afa67" style:font-weight-asian="normal" style:font-weight-complex="normal"/>
    </style:style>
    <style:style style:name="T33" style:family="text">
      <style:text-properties officeooo:rsid="00e51007"/>
    </style:style>
    <style:style style:name="T34" style:family="text">
      <style:text-properties officeooo:rsid="02c62587"/>
    </style:style>
    <style:style style:name="T35" style:family="text">
      <style:text-properties officeooo:rsid="02fc9800"/>
    </style:style>
    <style:style style:name="T36" style:family="text">
      <style:text-properties officeooo:rsid="0302cce5"/>
    </style:style>
    <style:style style:name="T37" style:family="text">
      <style:text-properties officeooo:rsid="03064187"/>
    </style:style>
    <style:style style:name="T38" style:family="text">
      <style:text-properties officeooo:rsid="0308dc69"/>
    </style:style>
    <style:style style:name="T39" style:family="text">
      <style:text-properties officeooo:rsid="030c9e93"/>
    </style:style>
    <style:style style:name="T40" style:family="text">
      <style:text-properties officeooo:rsid="03159276"/>
    </style:style>
    <style:style style:name="T41" style:family="text">
      <style:text-properties officeooo:rsid="03163b4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7">26 June</text:span> 201<text:span text:style-name="T34">9</text:span></text:p>
      <text:p text:style-name="P2"><text:span text:style-name="T2">[0]</text:span><text:span text:style-name="T33"> Hiya! This is IT Stuff, opinionising technology here on BCB Radio, and here we are again on the brink of a whole new month, I don't want to put a downer on it but we've tried that before and it never ends well. Er, more things we've tried before are Kriss, Shi and our regular guest John.</text:span></text:p>
      <text:p text:style-name="P9"><text:span text:style-name="T3">[</text:span><text:span text:style-name="T15">2</text:span><text:span text:style-name="T5"> Min]</text:span><text:span text:style-name="T21"> </text:span><text:span text:style-name="T20">Cryptocurrency news, </text:span><text:span text:style-name="T26">Facebook did what we predicted and announced Libra. Do you trust Zuck with your money? and with the complete picture of how you're spending your money? </text:span><text:span text:style-name="T30">Is this a deepfake? </text:span><text:span text:style-name="T26">Also, if you remember the bloke running a coin exchange </text:span><text:span text:style-name="T27">Quadriga</text:span><text:span text:style-name="T26"> who died suddenly without leaving his passwords, </text:span><text:span text:style-name="T27">well</text:span><text:span text:style-name="T26"> Ernst &amp; Young have had their forensic accountants in, nothing left. He'd embezzled the whole lot more or less in real time </text:span><text:span text:style-name="T27">since 2016</text:span><text:span text:style-name="T26">. He had fake accounts </text:span><text:span text:style-name="T27">named Aretwo Deetwo and Seethree Peaohh.</text:span><text:span text:style-name="T26"> </text:span><text:span text:style-name="T28">And</text:span><text:span text:style-name="T26"> Bitcoin is on a big run up, “To The Moon” as they say. 1202 alarm. </text:span></text:p>
      <text:p text:style-name="P10"><text:span text:style-name="T1">[</text:span><text:span text:style-name="T15">5</text:span><text:span text:style-name="T1"> Min]</text:span><text:span text:style-name="T17"> </text:span><text:span text:style-name="T15">[FAMILYFILTUNES]</text:span><text:span text:style-name="T20"> Smut news! The Great British Porn Cockup </text:span><text:span text:style-name="T22">is deferred. </text:span><text:span text:style-name="T27">That's the</text:span><text:span text:style-name="T22"> </text:span><text:span text:style-name="T27">c</text:span><text:span text:style-name="T25">ompulsory age verification for looking at smut, would have been imposed a couple of weeks from now, but it turns out the civil service forgot to send some paperwork to the EU.</text:span></text:p>
      <text:p text:style-name="P7"><text:span text:style-name="T39">[</text:span>6 Min]<text:span text:style-name="T17"> Gadget update, Alexa is in the news, it's been suggested these always-listening devices are ideal for working out if someone home alone has had a heart attack and calling an ambulance. Also, are you </text:span><text:span text:style-name="T31">a small child</text:span><text:span text:style-name="T17">? does your grandad look a bit </text:span><text:span text:style-name="T31">miserable</text:span><text:span text:style-name="T17">? why not </text:span><text:span text:style-name="T31">get</text:span><text:span text:style-name="T17"> Alexa to cheer him up?<text:line-break/></text:span>[WHOOPSALEXA]</text:p>
      <text:p text:style-name="P9"><text:span text:style-name="T12">[</text:span><text:span text:style-name="T15">8 Min]</text:span><text:span text:style-name="T18"> </text:span><text:span text:style-name="T27">Music news, </text:span><text:span text:style-name="T29">Apple is dumping iTunes. Wat. </text:span><text:span text:style-name="T31">Streaming ended up making money for the music industry, but fake streaming is a thing. There are fake tracks, fake albums and fake listeners. It's estimated maybe 3% of streaming is illegitimate, maybe $300m of revenue. “Streaming manipulation” they call it, and there's a new industry code of conduct just out to try reduce it. </text:span></text:p>
      <text:p text:style-name="P11"><text:span text:style-name="T6">[</text:span><text:span text:style-name="T7">11</text:span><text:span text:style-name="T6"> Min]</text:span><text:span text:style-name="T20"> </text:span><text:span text:style-name="T23">Fail of the month, we've mentioned before the internet relies on something called the Border Gateway Protocol, which is is shockingly </text:span><text:span text:style-name="T24">error prone. </text:span><text:span text:style-name="T31">An error at a small ISP in the States led to 2% of global internet traffic being diverted to a steel firm in Pennsylvania and disrupted Cloudflare, Facebook and Amazon. </text:span><text:span text:style-name="T32">But that's only the runner up. The real fail of the month goes to Pakistan government advisor Shaukat Yousafzai who was livestreamed on Facebook with the cat filter turned on. Yep, big pink ears and whiskers. “The cat filter was turned on by mistake. Let’s not take everything so seriously.”</text:span></text:p>
      <text:p text:style-name="P4"><text:span text:style-name="T1">[1</text:span><text:span text:style-name="T7">3</text:span><text:span text:style-name="T1"> Min]</text:span> <text:span text:style-name="T40">You're listening to IT Stuff, it's time for Anniversary Corner! </text:span><text:span text:style-name="T10">[ANNIVERSARY] </text:span></text:p>
      <text:p text:style-name="P6">[1<text:span text:style-name="T41">9</text:span> Min]<text:span text:style-name="T17"> World of Stuff! </text:span>[STUFF]<text:span text:style-name="T24"> we've been surprised by the sudden release of the RPi 4. Faster CPU, faster Ethernet, more memory (if you pay more). One interesting use case is network intrusion. We found out just this week that in April last year someone exfiltrated 500Mb of secrets from Nasa's Jet Propulsion Lab using an unauthorised RPi, as seen on TV's Mr Robot. </text:span></text:p>
      <text:p text:style-name="P3"><text:span text:style-name="T4">[</text:span><text:span text:style-name="T15">2</text:span><text:span text:style-name="T16">2</text:span><text:span text:style-name="T4"> Min]</text:span><text:span text:style-name="T19"> </text:span><text:span text:style-name="T25">Time for a new regular feature, emergencising your climate here's IT Stuff's Eco News </text:span><text:span text:style-name="T12">[ECONEWS]</text:span><text:span text:style-name="T25"> </text:span><text:span text:style-name="T29">Scottish Power is building a battery farm the size of half a football pitch to even out wind energy. It's huge, but not huge enough, cos they plan five more. However HMRC is going to put up the VAT on home solar battery systems from 5% to 20%, citing an ECJ ruling. </text:span></text:p>
      <text:p text:style-name="P5"><text:span text:style-name="T8">[2</text:span><text:span text:style-name="T15">4</text:span><text:span text:style-name="T8"> Min]</text:span><text:span text:style-name="T36"> Time for Go Home Elon, for the first time ever we have nothing. I had to go looking on his twitters and it's all plugging his own “</text:span>Occupy Mars Heat Sensitive Terraforming Mug” <text:span text:style-name="T38">(fifteen dollars) and pictures of bees and a picture of a monkey smoking a fag, which went down like a bucket of cold sick with PETA “This is not helpful. We work 24/7 to stop folks from using animals in hideous ways such as portraying them in ways that demean them, which leads to cruel treatment. Use your platform for good, please. #EndSpeciesism”. So listeners, for this month's homework I want an essay, title “Is there any point in dialogue between irreconcilable factions. Discuss”. </text:span></text:p>
      <text:p text:style-name="P8"><text:span text:style-name="T14">[</text:span><text:span text:style-name="T9">JUNE</text:span><text:span text:style-name="T13">JULY</text:span><text:span text:style-name="T14">MUSIC]</text:span><text:span text:style-name="T11"> </text:span><text:a xlink:type="simple" xlink:href="https://www.youtube.com/watch?v=v8hzqwwhLeE" text:style-name="Internet_20_link" text:visited-style-name="Visited_20_Internet_20_Link"><text:span text:style-name="T35">https://www.youtube.com/watch?v=v8hzqwwhLeE</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6-26T11:36:16.610003093</dc:date>
    <meta:editing-duration>PT18H33M39S</meta:editing-duration>
    <meta:editing-cycles>148</meta:editing-cycles>
    <meta:generator>LibreOffice/6.1.3.2$Linux_X86_64 LibreOffice_project/10$Build-2</meta:generator>
    <meta:document-statistic meta:table-count="0" meta:image-count="0" meta:object-count="0" meta:page-count="1" meta:paragraph-count="12" meta:word-count="706" meta:character-count="4048" meta:non-whitespace-character-count="3348"/>
  </office:meta>
</office:document-meta>
</file>